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3.718cm" fo:min-width="1.32cm" fo:padding-top="0.1cm" fo:padding-bottom="0.1cm" fo:padding-left="0.15cm" fo:padding-right="0.12cm"/>
    </style:style>
    <style:style style:name="gr2"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1.32cm" fo:padding-top="0.1cm" fo:padding-bottom="0.1cm" fo:padding-left="0.15cm" fo:padding-right="0.12cm"/>
    </style:style>
    <style:style style:name="gr3" style:family="graphic" style:parent-style-name="objectwithoutfill">
      <style:graphic-properties draw:stroke="solid" draw:stroke-dash="Dashed_20__28_var_29_" svg:stroke-width="0.15cm" svg:stroke-color="#006600" draw:marker-start="" draw:marker-start-width="0.495cm" draw:marker-end="Symmetric_20_Arrow" draw:marker-end-width="0.4cm" draw:fill="none" draw:textarea-vertical-align="middle" fo:padding-top="0.16cm" fo:padding-bottom="0.16cm" fo:padding-left="0.21cm" fo:padding-right="0.18cm"/>
    </style:style>
    <style:style style:name="gr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5cm" fo:min-width="1.315cm" fo:padding-top="0.1cm" fo:padding-bottom="0.1cm" fo:padding-left="0.15cm" fo:padding-right="0.12cm"/>
    </style:style>
    <style:style style:name="gr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1.315cm" fo:padding-top="0.1cm" fo:padding-bottom="0.1cm" fo:padding-left="0.15cm" fo:padding-right="0.12cm"/>
    </style:style>
    <style:style style:name="gr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3cm" fo:min-width="1.33cm" fo:padding-top="0.1cm" fo:padding-bottom="0.1cm" fo:padding-left="0.15cm" fo:padding-right="0.12cm"/>
    </style:style>
    <style:style style:name="gr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1.33cm" fo:padding-top="0.1cm" fo:padding-bottom="0.1cm" fo:padding-left="0.15cm" fo:padding-right="0.12cm"/>
    </style:style>
    <style:style style:name="gr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cm" fo:min-width="1.325cm" fo:padding-top="0.1cm" fo:padding-bottom="0.1cm" fo:padding-left="0.15cm" fo:padding-right="0.12cm"/>
    </style:style>
    <style:style style:name="gr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1.325cm" fo:padding-top="0.1cm" fo:padding-bottom="0.1cm" fo:padding-left="0.15cm" fo:padding-right="0.12cm"/>
    </style:style>
    <style:style style:name="gr10"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331cm" fo:min-width="1.624cm" fo:padding-top="0.1cm" fo:padding-bottom="0.1cm" fo:padding-left="0.15cm" fo:padding-right="0.12cm"/>
    </style:style>
    <style:style style:name="gr11"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1.624cm" fo:padding-top="0.1cm" fo:padding-bottom="0.1cm" fo:padding-left="0.15cm" fo:padding-right="0.12cm"/>
    </style:style>
    <style:style style:name="gr12" style:family="graphic" style:parent-style-name="standard" style:list-style-name="L1">
      <style:graphic-properties draw:stroke="solid" draw:stroke-dash="Dashed_20__28_var_29_" svg:stroke-width="0.03cm" svg:stroke-color="#0066ff" draw:marker-start="Circle" draw:marker-start-width="0.12cm" draw:marker-start-center="false" draw:marker-end="Half_20_Circle_20_unfilled" draw:marker-end-width="0.3cm" draw:marker-end-center="false" draw:fill="none" draw:fill-color="#729fcf" draw:textarea-horizontal-align="justify" draw:textarea-vertical-align="middle" fo:padding-top="0.1cm" fo:padding-bottom="0.1cm" fo:padding-left="0.15cm" fo:padding-right="0.12cm" draw:shadow="hidden" draw:shadow-offset-x="0.2cm" draw:shadow-offset-y="0.2cm" draw:shadow-color="#808080"/>
    </style:style>
    <style:style style:name="P1" style:family="paragraph">
      <style:paragraph-properties fo:text-align="start"/>
    </style:style>
    <style:style style:name="P2" style:family="paragraph">
      <loext:graphic-properties draw:fill="solid" draw:fill-color="#ffff99"/>
      <style:paragraph-properties fo:text-align="start"/>
      <style:text-properties fo:font-size="4.5pt" fo:font-weight="bold" style:font-size-asian="4.5pt" style:font-weight-asian="bold" style:font-size-complex="4.5pt" style:font-weight-complex="bold"/>
    </style:style>
    <style:style style:name="P3" style:family="paragraph">
      <style:paragraph-properties fo:text-align="center"/>
    </style:style>
    <style:style style:name="P4" style:family="paragraph">
      <loext:graphic-properties draw:fill="solid" draw:fill-color="#ffff99"/>
      <style:paragraph-properties fo:text-align="center"/>
      <style:text-properties fo:font-size="4.5pt" fo:font-weight="bold" style:font-size-asian="4.09999990463257pt" style:font-weight-asian="bold" style:font-size-complex="6pt" style:font-weight-complex="bold"/>
    </style:style>
    <style:style style:name="P5" style:family="paragraph">
      <loext:graphic-properties draw:fill="none"/>
      <style:paragraph-properties fo:text-align="center"/>
    </style:style>
    <style:style style:name="P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4.5pt" fo:font-weight="bold" style:font-size-asian="4.5pt" style:font-weight-asian="bold" style:font-size-complex="4.5pt" style:font-weight-complex="bold"/>
    </style:style>
    <style:style style:name="T2" style:family="text">
      <style:text-properties fo:font-size="4.5pt" style:font-size-asian="4.5pt" style:font-size-complex="4.5pt"/>
    </style:style>
    <style:style style:name="T3" style:family="text">
      <style:text-properties fo:font-size="4.5pt" fo:font-style="italic" fo:font-weight="bold" style:font-size-asian="4.5pt" style:font-style-asian="italic" style:font-weight-asian="bold" style:font-size-complex="4.5pt" style:font-style-complex="italic" style:font-weight-complex="bold"/>
    </style:style>
    <style:style style:name="T4" style:family="text">
      <style:text-properties fo:font-size="4.5pt" fo:font-weight="bold" style:font-size-asian="4.09999990463257pt" style:font-weight-asian="bold" style:font-size-complex="6pt" style:font-weight-complex="bold"/>
    </style:style>
    <style:style style:name="T5" style:family="text">
      <style:text-properties fo:font-size="4.5pt" fo:font-weight="normal" style:font-size-asian="4.5pt" style:font-weight-asian="normal" style:font-size-complex="4.5pt" style:font-weight-complex="normal"/>
    </style:style>
    <style:style style:name="T6" style:family="text">
      <style:text-properties fo:font-size="4.5pt" fo:font-style="normal" fo:font-weight="bold" style:font-size-asian="4.5pt" style:font-style-asian="normal" style:font-weight-asian="bold" style:font-size-complex="4.5pt" style:font-style-complex="normal" style:font-weight-complex="bold"/>
    </style:style>
    <style:style style:name="T7" style:family="text">
      <style:text-properties fo:font-size="4.5pt" fo:font-style="italic" fo:font-weight="normal" style:font-size-asian="4.5pt" style:font-style-asian="italic" style:font-weight-asian="normal" style:font-size-complex="4.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g xml:id="id3" draw:id="id3">
          <draw:custom-shape draw:style-name="gr1" draw:text-style-name="P2" draw:layer="layout" svg:width="1.59cm" svg:height="3.918cm" svg:x="5.91cm" svg:y="6.3cm">
            <text:p text:style-name="P1"><text:span text:style-name="T1">ID</text:span></text:p>
            <text:p text:style-name="P1"><text:span text:style-name="T2">ID_PERSON</text:span></text:p>
            <text:p text:style-name="P1"><text:span text:style-name="T3">ENP</text:span></text:p>
            <text:p text:style-name="P1"><text:span text:style-name="T3">FAM</text:span></text:p>
            <text:p text:style-name="P1"><text:span text:style-name="T3">IM</text:span></text:p>
            <text:p text:style-name="P1"><text:span text:style-name="T3">OT</text:span></text:p>
            <text:p text:style-name="P1"><text:span text:style-name="T3">SEX</text:span></text:p>
            <text:p text:style-name="P1"><text:span text:style-name="T3">DATE_BIRTH</text:span></text:p>
            <text:p text:style-name="P1"><text:span text:style-name="T2">AGE</text:span></text:p>
            <text:p text:style-name="P1"><text:span text:style-name="T2">STATUS</text:span></text:p>
            <text:p text:style-name="P1"><text:span text:style-name="T2">YEAR</text:span></text:p>
            <text:p text:style-name="P1"><text:span text:style-name="T2">QUARTER</text:span></text:p>
            <text:p text:style-name="P1"><text:span text:style-name="T2">MONTH</text:span></text:p>
            <text:p text:style-name="P1"><text:span text:style-name="T2">DATE_CALL</text:span></text:p>
            <text:p text:style-name="P1"><text:span text:style-name="T2">DATE_EXAM</text:span></text:p>
            <text:p text:style-name="P1"><text:span text:style-name="T2">YEAR2</text:span></text:p>
            <text:p text:style-name="P1"><text:span text:style-name="T2">QUARTER2</text:span></text:p>
            <text:p text:style-name="P1"><text:span text:style-name="T2">MONTH2</text:span></text:p>
            <text:p text:style-name="P1"><text:span text:style-name="T2">DATE_CALL2</text:span></text:p>
            <text:p text:style-name="P1"><text:span text:style-name="T2">DATE_EXAM2</text:span></text:p>
            <text:p text:style-name="P1"><text:span text:style-name="T3">OTHER_DATA</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1.59cm" svg:height="0.3cm" svg:x="5.91cm" svg:y="6cm">
            <text:p text:style-name="P3"><text:span text:style-name="T4">DISP_PLANS</text:span></text:p>
            <draw:enhanced-geometry svg:viewBox="0 0 21600 21600" draw:mirror-vertical="false" draw:mirror-horizontal="false" draw:type="rectangle" draw:enhanced-path="M 0 0 L 21600 0 21600 21600 0 21600 0 0 Z N"/>
          </draw:custom-shape>
        </draw:g>
        <draw:connector draw:style-name="gr3" draw:text-style-name="P5" draw:layer="layout" draw:type="curve" svg:x1="6.697cm" svg:y1="4.265cm" svg:x2="9.3cm" svg:y2="6cm" draw:start-shape="id1" draw:start-glue-point="2" draw:end-shape="id2" draw:end-glue-point="0" svg:d="M6697 4265c0 1302 2603 435 2603 1735" svg:viewBox="0 0 2604 1736">
          <text:p/>
        </draw:connector>
        <draw:connector draw:style-name="gr3" draw:text-style-name="P5" draw:layer="layout" draw:type="curve" svg:x1="6.697cm" svg:y1="4.265cm" svg:x2="6.705cm" svg:y2="6cm" draw:start-shape="id1" draw:start-glue-point="2" draw:end-shape="id3" draw:end-glue-point="0" svg:d="M6697 4265c0 1302 8 435 8 1735" svg:viewBox="0 0 9 1736">
          <text:p/>
        </draw:connector>
        <draw:connector draw:style-name="gr3" draw:text-style-name="P5" draw:layer="layout" draw:type="curve" svg:x1="6.697cm" svg:y1="4.265cm" svg:x2="4.092cm" svg:y2="6cm" draw:start-shape="id1" draw:start-glue-point="2" draw:end-shape="id4" draw:end-glue-point="0" svg:d="M6697 4265c0 1302-2605 435-2605 1735" svg:viewBox="0 0 2606 1736">
          <text:p/>
        </draw:connector>
        <draw:g xml:id="id4" draw:id="id4">
          <draw:custom-shape draw:style-name="gr4" draw:text-style-name="P2" draw:layer="layout" svg:width="1.585cm" svg:height="2.7cm" svg:x="3.3cm" svg:y="6.3cm">
            <text:p text:style-name="P1"><text:span text:style-name="T1">ID</text:span></text:p>
            <text:p text:style-name="P1"><text:span text:style-name="T5">ID_PERSON</text:span></text:p>
            <text:p text:style-name="P1"><text:span text:style-name="T3">ENP</text:span></text:p>
            <text:p text:style-name="P1"><text:span text:style-name="T3">FAM</text:span></text:p>
            <text:p text:style-name="P1"><text:span text:style-name="T3">IM</text:span></text:p>
            <text:p text:style-name="P1"><text:span text:style-name="T3">OT</text:span></text:p>
            <text:p text:style-name="P1"><text:span text:style-name="T3">DATE_BIRTH</text:span></text:p>
            <text:p text:style-name="P1"><text:span text:style-name="T5">AGE</text:span></text:p>
            <text:p text:style-name="P1"><text:span text:style-name="T5">YEAR</text:span></text:p>
            <text:p text:style-name="P1"><text:span text:style-name="T5">QUARTER</text:span></text:p>
            <text:p text:style-name="P1"><text:span text:style-name="T5">STATUS</text:span></text:p>
            <text:p text:style-name="P1"><text:span text:style-name="T5">DATE_CAL</text:span></text:p>
            <text:p text:style-name="P1"><text:span text:style-name="T5">OTHER_DATA</text:span></text:p>
            <text:p text:style-name="P1"><text:span text:style-name="T3">COMMENT</text:span></text:p>
            <draw:enhanced-geometry svg:viewBox="0 0 21600 21600" draw:mirror-horizontal="false" draw:mirror-vertical="false" draw:type="rectangle" draw:enhanced-path="M 0 0 L 21600 0 21600 21600 0 21600 0 0 Z N"/>
          </draw:custom-shape>
          <draw:custom-shape draw:style-name="gr5" draw:text-style-name="P4" draw:layer="layout" svg:width="1.585cm" svg:height="0.3cm" svg:x="3.3cm" svg:y="6cm">
            <text:p text:style-name="P3"><text:span text:style-name="T4">AUTOCALL</text:span></text:p>
            <draw:enhanced-geometry svg:viewBox="0 0 21600 21600" draw:mirror-vertical="false" draw:mirror-horizontal="false" draw:type="rectangle" draw:enhanced-path="M 0 0 L 21600 0 21600 21600 0 21600 0 0 Z N"/>
          </draw:custom-shape>
        </draw:g>
        <draw:g xml:id="id2" draw:id="id2">
          <draw:custom-shape draw:style-name="gr6" draw:text-style-name="P2" draw:layer="layout" svg:width="1.6cm" svg:height="3.2cm" svg:x="8.5cm" svg:y="6.3cm">
            <text:p text:style-name="P1"><text:span text:style-name="T1">ID</text:span></text:p>
            <text:p text:style-name="P1"><text:span text:style-name="T5">ID_PERSON</text:span></text:p>
            <text:p text:style-name="P1"><text:span text:style-name="T3">ENP</text:span></text:p>
            <text:p text:style-name="P1"><text:span text:style-name="T3">FAM</text:span></text:p>
            <text:p text:style-name="P1"><text:span text:style-name="T3">IM</text:span></text:p>
            <text:p text:style-name="P1"><text:span text:style-name="T3">OT</text:span></text:p>
            <text:p text:style-name="P1"><text:span text:style-name="T3">DATE_BIRTH</text:span></text:p>
            <text:p text:style-name="P1"><text:span text:style-name="T5">AGE</text:span></text:p>
            <text:p text:style-name="P1"><text:span text:style-name="T5">YEAR</text:span></text:p>
            <text:p text:style-name="P1"><text:span text:style-name="T5">QUARTER</text:span></text:p>
            <text:p text:style-name="P1"><text:span text:style-name="T5">STATUS</text:span></text:p>
            <text:p text:style-name="P1"><text:span text:style-name="T5">DATE_CALL</text:span></text:p>
            <text:p text:style-name="P1"><text:span text:style-name="T5">DATE_CALL2</text:span></text:p>
            <text:p text:style-name="P1"><text:span text:style-name="T5">DATE_EXAM</text:span></text:p>
            <text:p text:style-name="P1"><text:span text:style-name="T5">DATE_EXAM2</text:span></text:p>
            <text:p text:style-name="P1"><text:span text:style-name="T3">OTHER_DATA </text:span></text:p>
            <text:p text:style-name="P1"><text:span text:style-name="T3">COMMENT</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1.6cm" svg:height="0.3cm" svg:x="8.5cm" svg:y="6cm">
            <text:p text:style-name="P3"><text:span text:style-name="T4">GARBAGE</text:span></text:p>
            <draw:enhanced-geometry svg:viewBox="0 0 21600 21600" draw:mirror-vertical="false" draw:mirror-horizontal="false" draw:type="rectangle" draw:enhanced-path="M 0 0 L 21600 0 21600 21600 0 21600 0 0 Z N"/>
          </draw:custom-shape>
        </draw:g>
        <draw:g xml:id="id1" draw:id="id1">
          <draw:custom-shape draw:style-name="gr8" draw:text-style-name="P2" draw:layer="layout" svg:width="1.595cm" svg:height="2.2cm" svg:x="5.9cm" svg:y="2.065cm">
            <text:p text:style-name="P1"><text:span text:style-name="T1">ID</text:span></text:p>
            <text:p text:style-name="P1"><text:span text:style-name="T6">ENP</text:span></text:p>
            <text:p text:style-name="P1"><text:span text:style-name="T5">AGE</text:span></text:p>
            <text:p text:style-name="P1"><text:span text:style-name="T5">YEA</text:span></text:p>
            <text:p text:style-name="P1"><text:span text:style-name="T5">QUARTER</text:span></text:p>
            <text:p text:style-name="P1"><text:span text:style-name="T5">STATUS</text:span></text:p>
            <text:p text:style-name="P1"><text:span text:style-name="T5">DATE_CALL</text:span></text:p>
            <text:p text:style-name="P1"><text:span text:style-name="T5">DATE_CALL2</text:span></text:p>
            <text:p text:style-name="P1"><text:span text:style-name="T5">DATE_EXAM</text:span></text:p>
            <text:p text:style-name="P1"><text:span text:style-name="T5">DATE_EXAM2</text:span></text:p>
            <text:p text:style-name="P1"><text:span text:style-name="T5">OTHER_DATA</text:span></text:p>
            <draw:enhanced-geometry svg:viewBox="0 0 21600 21600" draw:mirror-horizontal="false" draw:mirror-vertical="false" draw:type="rectangle" draw:enhanced-path="M 0 0 L 21600 0 21600 21600 0 21600 0 0 Z N"/>
          </draw:custom-shape>
          <draw:custom-shape draw:style-name="gr9" draw:text-style-name="P4" draw:layer="layout" svg:width="1.595cm" svg:height="0.3cm" svg:x="5.9cm" svg:y="1.765cm">
            <text:p text:style-name="P3"><text:span text:style-name="T4">LIST</text:span></text:p>
            <draw:enhanced-geometry svg:viewBox="0 0 21600 21600" draw:mirror-vertical="false" draw:mirror-horizontal="false" draw:type="rectangle" draw:enhanced-path="M 0 0 L 21600 0 21600 21600 0 21600 0 0 Z N"/>
          </draw:custom-shape>
        </draw:g>
        <draw:g xml:id="id5" draw:id="id5">
          <draw:custom-shape draw:style-name="gr10" draw:text-style-name="P2" draw:layer="layout" svg:width="1.894cm" svg:height="2.531cm" svg:x="8.301cm" svg:y="1.9cm">
            <text:p text:style-name="P1"><text:span text:style-name="T1">ID</text:span></text:p>
            <text:p text:style-name="P1"><text:span text:style-name="T7">CODE</text:span></text:p>
            <text:p text:style-name="P1"><text:span text:style-name="T5">TEXT</text:span></text:p>
            <text:p text:style-name="P1"><text:span text:style-name="T5">F_ENP</text:span></text:p>
            <text:p text:style-name="P1"><text:span text:style-name="T5">F_DATE_BIRTH</text:span></text:p>
            <text:p text:style-name="P1"><text:span text:style-name="T5">F_YEAR</text:span></text:p>
            <text:p text:style-name="P1"><text:span text:style-name="T5">F_QUARTER</text:span></text:p>
            <text:p text:style-name="P1"><text:span text:style-name="T5">F_DATE_CALL</text:span></text:p>
            <text:p text:style-name="P1"><text:span text:style-name="T5">F_DATE_EXAM</text:span></text:p>
            <text:p text:style-name="P1"><text:span text:style-name="T5">F_YEAR2</text:span></text:p>
            <text:p text:style-name="P1"><text:span text:style-name="T5">F_QUARTER2</text:span></text:p>
            <text:p text:style-name="P1"><text:span text:style-name="T5">F_DATE_CALL2</text:span></text:p>
            <text:p text:style-name="P1"><text:span text:style-name="T5">F_DATE_EXAM2</text:span></text:p>
            <draw:enhanced-geometry svg:viewBox="0 0 21600 21600" draw:mirror-horizontal="false" draw:mirror-vertical="false" draw:type="rectangle" draw:enhanced-path="M 0 0 L 21600 0 21600 21600 0 21600 0 0 Z N"/>
          </draw:custom-shape>
          <draw:custom-shape draw:style-name="gr11" draw:text-style-name="P4" draw:layer="layout" svg:width="1.894cm" svg:height="0.3cm" svg:x="8.301cm" svg:y="1.6cm">
            <text:p text:style-name="P3"><text:span text:style-name="T4">SPR_LIST_TYPE</text:span></text:p>
            <draw:enhanced-geometry svg:viewBox="0 0 21600 21600" draw:mirror-vertical="false" draw:mirror-horizontal="false" draw:type="rectangle" draw:enhanced-path="M 0 0 L 21600 0 21600 21600 0 21600 0 0 Z N"/>
          </draw:custom-shape>
        </draw:g>
        <draw:connector draw:style-name="gr12" draw:text-style-name="P6" draw:layer="layout" draw:type="curve" svg:x1="8.301cm" svg:y1="3.015cm" svg:x2="7.495cm" svg:y2="3.015cm" draw:start-shape="id5" draw:start-glue-point="3" draw:end-shape="id1" draw:end-glue-point="1" svg:d="M8301 3015h-806" svg:viewBox="0 0 807 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5T16:51:26.004000000</meta:creation-date>
    <dc:date>2017-12-23T00:28:26.676000000</dc:date>
    <meta:editing-duration>P26DT16H6M32S</meta:editing-duration>
    <meta:editing-cycles>430</meta:editing-cycles>
    <meta:generator>LibreOffice/5.4.2.2$Windows_x86 LibreOffice_project/22b09f6418e8c2d508a9eaf86b2399209b0990f4</meta:generator>
    <meta:print-date>2017-10-23T14:45:58.774000000</meta:print-date>
    <meta:document-statistic meta:object-count="19"/>
  </office:meta>
</office:document-meta>
</file>